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d9efff" draw:textarea-horizontal-align="justify" draw:textarea-vertical-align="middle" draw:auto-grow-height="false" fo:min-height="8.726cm" fo:min-width="3.876cm"/>
    </style:style>
    <style:style style:name="gr2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7.63cm" fo:min-width="4.08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a6d8ff" draw:textarea-horizontal-align="justify" draw:textarea-vertical-align="middle" draw:auto-grow-height="false" fo:min-height="0.722cm" fo:min-width="2.672cm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1.122cm" fo:min-width="2.67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faa61a" draw:textarea-horizontal-align="justify" draw:textarea-vertical-align="middle" draw:auto-grow-height="false" fo:min-height="0.722cm" fo:min-width="2.672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dddddd" draw:textarea-horizontal-align="justify" draw:textarea-vertical-align="middle" draw:auto-grow-height="false" fo:min-height="0.722cm" fo:min-width="2.672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ff5f5e" draw:textarea-horizontal-align="justify" draw:textarea-vertical-align="middle" draw:auto-grow-height="false" fo:min-height="0.722cm" fo:min-width="2.67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8ccc67" draw:textarea-horizontal-align="justify" draw:textarea-vertical-align="middle" draw:auto-grow-height="false" fo:min-height="0.722cm" fo:min-width="2.672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width="0.028cm" svg:stroke-color="#000000" draw:marker-start-width="0.242cm" draw:marker-end-width="0.242cm" draw:fill="none" draw:textarea-horizontal-align="justify" draw:textarea-vertical-align="middle" draw:auto-grow-height="false" fo:min-height="0.522cm" fo:min-width="1.072cm" fo:padding-top="0.139cm" fo:padding-bottom="0.139cm" fo:padding-left="0.264cm" fo:padding-right="0.264cm"/>
    </style:style>
    <style:style style:name="gr11" style:family="graphic" style:parent-style-name="objectwithoutfill">
      <style:graphic-properties draw:stroke="dash" draw:stroke-dash="Fine_20_Dashed" svg:stroke-width="0.053cm" svg:stroke-color="#000000" draw:marker-start-width="0.279cm" draw:marker-end="Arrow" draw:marker-end-width="0.34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3a6ff" draw:textarea-horizontal-align="justify" draw:textarea-vertical-align="middle" draw:auto-grow-height="false" fo:min-height="1.122cm" fo:min-width="3.072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3cm" fo:min-width="0.18cm" fo:padding-top="0.139cm" fo:padding-bottom="0.139cm" fo:padding-left="0.264cm" fo:padding-right="0.264cm"/>
    </style:style>
    <style:style style:name="gr14" style:family="graphic" style:parent-style-name="objectwithoutfill">
      <style:graphic-properties draw:stroke="solid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25cm" fo:min-width="0cm"/>
    </style:style>
    <style:style style:name="gr16" style:family="graphic" style:parent-style-name="standard">
      <style:graphic-properties draw:stroke="none" svg:stroke-width="0.028cm" svg:stroke-color="#000000" draw:marker-start-width="0.242cm" draw:marker-end-width="0.242cm" draw:fill="none" draw:textarea-horizontal-align="justify" draw:textarea-vertical-align="middle" draw:auto-grow-height="false" fo:min-height="0.522cm" fo:min-width="0cm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2.7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2.8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0.70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1.9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64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0.7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1.9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2.233cm"/>
    </style:style>
    <style:style style:name="gr25" style:family="graphic" style:parent-style-name="standard">
      <style:graphic-properties draw:stroke="solid" svg:stroke-width="0.028cm" svg:stroke-color="#000000" draw:marker-start-width="0.242cm" draw:marker-end-width="0.242cm" draw:fill="solid" draw:fill-color="#c3a6ff" draw:textarea-horizontal-align="justify" draw:textarea-vertical-align="middle" draw:auto-grow-height="false" fo:min-height="1.122cm" fo:min-width="2.272cm" fo:padding-top="0.139cm" fo:padding-bottom="0.139cm" fo:padding-left="0.264cm" fo:padding-right="0.264cm"/>
    </style:style>
    <style:style style:name="P1" style:family="paragraph">
      <loext:graphic-properties draw:fill-color="#d9efff"/>
      <style:paragraph-properties fo:text-align="center"/>
    </style:style>
    <style:style style:name="P2" style:family="paragraph">
      <loext:graphic-properties draw:fill-color="#fffb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a6d8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eeeeee"/>
      <style:paragraph-properties fo:text-align="center"/>
    </style:style>
    <style:style style:name="P7" style:family="paragraph">
      <loext:graphic-properties draw:fill="solid" draw:fill-color="#faa61a"/>
      <style:paragraph-properties fo:text-align="center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loext:graphic-properties draw:fill="solid" draw:fill-color="#ff5f5e"/>
      <style:paragraph-properties fo:text-align="center"/>
    </style:style>
    <style:style style:name="P10" style:family="paragraph">
      <loext:graphic-properties draw:fill="solid" draw:fill-color="#8ccc67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="solid" draw:fill-color="#c3a6ff"/>
      <style:paragraph-properties fo:text-align="center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text-properties fo:font-size="15pt"/>
    </style:style>
    <style:style style:name="P15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style:text-position="-15% 66%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position="-25% 66%" fo:font-size="15pt" fo:font-style="italic" style:font-size-asian="15pt" style:font-style-asian="italic" style:font-size-complex="15pt" style:font-style-complex="italic"/>
    </style:style>
    <style:style style:name="T5" style:family="text">
      <style:text-properties style:text-position="sub 66%" fo:font-size="15pt" fo:font-style="italic" style:font-size-asian="15pt" style:font-style-asian="italic" style:font-size-complex="15pt" style:font-style-complex="italic"/>
    </style:style>
    <style:style style:name="T6" style:family="text">
      <style:text-properties fo:font-size="15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text-position="sub 66%" fo:font-size="15pt" fo:font-style="italic" style:font-style-asian="italic" style:font-style-complex="italic"/>
    </style:style>
    <style:style style:name="T8" style:family="text">
      <style:text-properties style:text-position="sub 66%" fo:font-size="15pt"/>
    </style:style>
    <style:style style:name="T9" style:family="text">
      <style:text-properties fo:font-size="15pt" fo:font-style="normal" style:font-style-asian="normal" style:font-style-complex="normal"/>
    </style:style>
    <style:style style:name="T10" style:family="text">
      <style:text-properties fo:font-size="15pt" fo:font-style="italic" style:font-style-asian="italic" style:font-style-complex="italic"/>
    </style:style>
    <style:style style:name="T11" style:family="text">
      <style:text-properties fo:font-size="15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9.2cm" svg:x="10.6cm" svg:y="3.8cm">
          <text:p/>
          <draw:enhanced-geometry svg:viewBox="0 0 21600 21600" draw:path-stretchpoint-x="10800" draw:path-stretchpoint-y="10800" draw:text-areas="?f3 ?f4 ?f5 ?f6" draw:type="round-rectangle" draw:modifiers="1799.62507810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8cm" svg:height="8.1cm" svg:x="0.1cm" svg:y="3.8cm">
          <text:p/>
          <draw:enhanced-geometry svg:viewBox="0 0 21600 21600" draw:path-stretchpoint-x="10800" draw:path-stretchpoint-y="10800" draw:text-areas="?f3 ?f4 ?f5 ?f6" draw:type="round-rectangle" draw:modifiers="1693.785532248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3.2cm" svg:height="1cm" svg:x="0.7cm" svg:y="4.7cm">
          <text:p text:style-name="P3">conv 1x3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2cm" svg:height="1cm" svg:x="0.7cm" svg:y="6.5cm">
          <text:p text:style-name="P3">conv 1x3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3cm" svg:y1="7.5cm" svg:x2="2.3cm" svg:y2="8.3cm" draw:start-shape="id1" draw:start-glue-point="2" draw:end-shape="id2" svg:d="M2300 7500v800" svg:viewBox="0 0 1 801">
          <text:p/>
        </draw:connector>
        <draw:connector draw:style-name="gr4" draw:text-style-name="P5" draw:layer="layout" draw:type="line" svg:x1="2.3cm" svg:y1="5.7cm" svg:x2="2.3cm" svg:y2="6.5cm" draw:start-shape="id3" draw:start-glue-point="2" draw:end-shape="id1" draw:end-glue-point="0" svg:d="M2300 5700v800" svg:viewBox="0 0 1 801">
          <text:p/>
        </draw:connector>
        <draw:custom-shape draw:style-name="gr5" draw:text-style-name="P6" xml:id="id4" draw:id="id4" draw:layer="layout" svg:width="3.2cm" svg:height="1.4cm" svg:x="0.7cm" svg:y="0.1cm">
          <text:p text:style-name="P3">quantized<text:line-break/>featur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.3cm" svg:y1="1.5cm" svg:x2="2.3cm" svg:y2="4.7cm" draw:start-shape="id4" draw:start-glue-point="2" draw:end-shape="id3" draw:end-glue-point="0" svg:d="M2300 1500v3200" svg:viewBox="0 0 1 3201">
          <text:p/>
        </draw:connector>
        <draw:custom-shape draw:style-name="gr6" draw:text-style-name="P7" xml:id="id2" draw:id="id2" draw:layer="layout" svg:width="3.2cm" svg:height="1cm" svg:x="0.7cm" svg:y="8.3cm">
          <text:p text:style-name="P3">FC</text:p>
          <draw:enhanced-geometry svg:viewBox="0 0 21600 21600" draw:type="rectangle" draw:enhanced-path="M 0 0 L 21600 0 21600 21600 0 21600 0 0 Z N"/>
        </draw:custom-shape>
        <draw:custom-shape draw:style-name="gr6" draw:text-style-name="P7" xml:id="id5" draw:id="id5" draw:layer="layout" svg:width="3.2cm" svg:height="1cm" svg:x="0.7cm" svg:y="10.1cm">
          <text:p text:style-name="P3">FC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.3cm" svg:y1="9.3cm" svg:x2="2.3cm" svg:y2="10.1cm" draw:start-shape="id2" draw:start-glue-point="2" draw:end-shape="id5" svg:d="M2300 9300v800" svg:viewBox="0 0 1 801">
          <text:p/>
        </draw:connector>
        <draw:custom-shape draw:style-name="gr7" draw:text-style-name="P8" xml:id="id17" draw:id="id17" draw:layer="layout" svg:width="3.2cm" svg:height="1cm" svg:x="11.3cm" svg:y="4.5cm">
          <text:p text:style-name="P3">concat</text:p>
          <draw:enhanced-geometry svg:viewBox="0 0 21600 21600" draw:type="rectangle" draw:enhanced-path="M 0 0 L 21600 0 21600 21600 0 21600 0 0 Z N"/>
        </draw:custom-shape>
        <draw:custom-shape draw:style-name="gr8" draw:text-style-name="P9" xml:id="id9" draw:id="id9" draw:layer="layout" svg:width="3.2cm" svg:height="1cm" svg:x="11.3cm" svg:y="8.1cm">
          <text:p text:style-name="P3">GRU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0" draw:id="id10" draw:layer="layout" svg:width="3.2cm" svg:height="1cm" svg:x="11.3cm" svg:y="9.9cm">
          <text:p text:style-name="P3">dual FC</text:p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3.2cm" svg:height="1cm" svg:x="11.3cm" svg:y="11.7cm">
          <text:p text:style-name="P3">softmax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6cm" svg:height="0.8cm" svg:x="11.2cm" svg:y="13.1cm">
          <text:p text:style-name="P3"><text:span text:style-name="T2">P</text:span><text:span text:style-name="T3">(</text:span><text:span text:style-name="T2">e</text:span><text:span text:style-name="T4">t</text:span><text:span text:style-name="T3">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2.9cm" svg:y1="12.7cm" svg:x2="12.9cm" svg:y2="13.9cm" draw:start-shape="id6" draw:start-glue-point="2" draw:end-shape="id7" draw:end-glue-point="0" svg:d="M12900 12700v1200" svg:viewBox="0 0 1 1201">
          <text:p/>
        </draw:connector>
        <draw:connector draw:style-name="gr11" draw:text-style-name="P5" draw:layer="layout" draw:line-skew="-0.014cm -0.907cm -0.4cm" svg:x1="2.3cm" svg:y1="11.1cm" svg:x2="11.85cm" svg:y2="4.5cm" draw:start-shape="id5" draw:start-glue-point="2" draw:end-shape="id8" draw:end-glue-point="0" svg:d="M2300 11100v500h4550v-8000h5000v900" svg:viewBox="0 0 9551 8001">
          <text:p/>
        </draw:connector>
        <draw:connector draw:style-name="gr4" draw:text-style-name="P5" draw:layer="layout" svg:x1="12.9cm" svg:y1="9.1cm" svg:x2="12.9cm" svg:y2="9.9cm" draw:start-shape="id9" draw:start-glue-point="2" draw:end-shape="id10" draw:end-glue-point="0" svg:d="M12900 9100v800" svg:viewBox="0 0 1 801">
          <text:p/>
        </draw:connector>
        <draw:connector draw:style-name="gr4" draw:text-style-name="P5" draw:layer="layout" svg:x1="12.9cm" svg:y1="10.9cm" svg:x2="12.9cm" svg:y2="11.7cm" draw:start-shape="id10" draw:start-glue-point="2" draw:end-shape="id6" svg:d="M12900 10900v800" svg:viewBox="0 0 1 801">
          <text:p/>
        </draw:connector>
        <draw:custom-shape draw:style-name="gr12" draw:text-style-name="P12" xml:id="id12" draw:id="id12" draw:layer="layout" svg:width="3.6cm" svg:height="1.4cm" svg:x="6.7cm" svg:y="1.7cm">
          <text:p text:style-name="P3">compute<text:line-break/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11" draw:id="id11" draw:layer="layout" svg:width="1cm" svg:height="1cm" svg:x="12.4cm" svg:y="16.2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7" draw:id="id7" draw:layer="layout" svg:width="3.2cm" svg:height="1cm" svg:x="11.3cm" svg:y="13.9cm">
          <text:p text:style-name="P3">sampling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2.9cm" svg:y1="14.9cm" svg:x2="12.9cm" svg:y2="16.2cm" draw:start-shape="id7" draw:start-glue-point="2" draw:end-shape="id11" draw:end-glue-point="4" svg:d="M12900 14900v1300" svg:viewBox="0 0 1 1301">
          <text:p/>
        </draw:connector>
        <draw:connector draw:style-name="gr4" draw:text-style-name="P5" draw:layer="layout" svg:x1="8.5cm" svg:y1="3.1cm" svg:x2="12.4cm" svg:y2="16.7cm" draw:start-shape="id12" draw:start-glue-point="2" draw:end-shape="id11" draw:end-glue-point="6" svg:d="M8500 3100v13600h3900" svg:viewBox="0 0 3901 13601">
          <text:p/>
        </draw:connector>
        <draw:connector draw:style-name="gr4" draw:text-style-name="P5" draw:layer="layout" draw:line-skew="2.685cm -0.486cm" svg:x1="13.4cm" svg:y1="16.7cm" svg:x2="8.5cm" svg:y2="1.7cm" draw:start-shape="id11" draw:start-glue-point="10" draw:end-shape="id12" draw:end-glue-point="0" svg:d="M13400 16700h3200v-16000h-8100v1000" svg:viewBox="0 0 8101 16001">
          <text:p/>
        </draw:connector>
        <draw:connector draw:style-name="gr14" draw:text-style-name="P5" draw:layer="layout" svg:x1="2.3cm" svg:y1="1.5cm" svg:x2="3.1cm" svg:y2="2.4cm" draw:start-shape="id4" draw:start-glue-point="2" draw:end-shape="id13" draw:end-glue-point="3" svg:d="M2300 1500v900h800" svg:viewBox="0 0 801 901">
          <text:p/>
        </draw:connector>
        <draw:custom-shape draw:style-name="gr15" draw:text-style-name="P5" xml:id="id8" draw:id="id8" draw:layer="layout" svg:width="0.5cm" svg:height="0.5cm" svg:x="11.6cm" svg:y="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5" draw:id="id15" draw:layer="layout" svg:width="0.5cm" svg:height="0.5cm" svg:x="12.3cm" svg:y="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4" draw:id="id14" draw:layer="layout" svg:width="0.5cm" svg:height="0.5cm" svg:x="13cm" svg:y="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6" draw:id="id16" draw:layer="layout" svg:width="0.5cm" svg:height="0.5cm" svg:x="13.7cm" svg:y="4.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2.6cm -1.9cm" svg:x1="13.4cm" svg:y1="16.7cm" svg:x2="13.25cm" svg:y2="4.5cm" draw:start-shape="id11" draw:start-glue-point="10" draw:end-shape="id14" draw:end-glue-point="0" svg:d="M13400 16700h3200v-14600h-3350v2400" svg:viewBox="0 0 3351 14601">
          <text:p/>
        </draw:connector>
        <draw:connector draw:style-name="gr4" draw:text-style-name="P5" draw:layer="layout" draw:line-skew="-0.457cm" svg:x1="8.5cm" svg:y1="3.1cm" svg:x2="12.55cm" svg:y2="4.5cm" draw:start-shape="id12" draw:start-glue-point="2" draw:end-shape="id15" draw:end-glue-point="0" svg:d="M8500 3100v250h4050v1150" svg:viewBox="0 0 4051 1401">
          <text:p/>
        </draw:connector>
        <draw:connector draw:style-name="gr4" draw:text-style-name="P5" draw:layer="layout" draw:line-skew="0cm 0.786cm -0.6cm" svg:x1="12.9cm" svg:y1="14.9cm" svg:x2="13.95cm" svg:y2="4.5cm" draw:start-shape="id7" draw:start-glue-point="2" draw:end-shape="id16" draw:end-glue-point="0" svg:d="M12900 14900v514h2900v-12014h-1850v1100" svg:viewBox="0 0 2901 12015">
          <text:p/>
        </draw:connector>
        <draw:custom-shape draw:style-name="gr16" draw:text-style-name="P5" draw:layer="layout" svg:width="0.4cm" svg:height="0.8cm" svg:x="17.5cm" svg:y="16.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3.4cm" svg:y1="16.7cm" svg:x2="17.5cm" svg:y2="16.7cm" draw:start-shape="id11" draw:start-glue-point="10" svg:d="M13400 16700h4100" svg:viewBox="0 0 4101 1">
          <text:p/>
        </draw:connector>
        <draw:frame draw:style-name="gr17" draw:text-style-name="P13" draw:layer="layout" svg:width="3.295cm" svg:height="0.98cm" svg:x="9.6cm" svg:y="14.9cm">
          <draw:text-box>
            <text:p><text:span text:style-name="T3">excitatio</text:span><text:span text:style-name="T3">n </text:span><text:span text:style-name="T2">e</text:span><text:span text:style-name="T5">t</text:span></text:p>
          </draw:text-box>
        </draw:frame>
        <draw:frame draw:style-name="gr18" draw:text-style-name="P13" draw:layer="layout" svg:width="3.355cm" svg:height="0.98cm" svg:x="8.4cm" svg:y="16.6cm">
          <draw:text-box>
            <text:p><text:span text:style-name="T3">prediction </text:span><text:span text:style-name="T2">p</text:span><text:span text:style-name="T5">t</text:span></text:p>
          </draw:text-box>
        </draw:frame>
        <draw:frame draw:style-name="gr19" draw:text-style-name="P14" draw:layer="layout" svg:width="1.204cm" svg:height="0.98cm" svg:x="14cm" svg:y="2.497cm">
          <draw:text-box>
            <text:p><text:span text:style-name="T6">e</text:span><text:span text:style-name="T7">t</text:span><text:span text:style-name="T8">-</text:span><text:span text:style-name="T8">1</text:span></text:p>
          </draw:text-box>
        </draw:frame>
        <draw:frame draw:style-name="gr19" draw:text-style-name="P14" draw:layer="layout" svg:width="1.204cm" svg:height="0.98cm" svg:x="12.3cm" svg:y="2.497cm">
          <draw:text-box>
            <text:p><text:span text:style-name="T6">s</text:span><text:span text:style-name="T7">t</text:span><text:span text:style-name="T8">-1</text:span></text:p>
          </draw:text-box>
        </draw:frame>
        <draw:frame draw:style-name="gr20" draw:text-style-name="P14" draw:layer="layout" svg:width="2.496cm" svg:height="0.98cm" svg:x="14.2cm" svg:y="16.6cm">
          <draw:text-box>
            <text:p><text:span text:style-name="T9">output </text:span><text:span text:style-name="T10">s</text:span><text:span text:style-name="T7">t</text:span></text:p>
          </draw:text-box>
        </draw:frame>
        <draw:frame draw:style-name="gr21" draw:text-style-name="P13" draw:layer="layout" svg:width="5.146cm" svg:height="0.839cm" svg:x="0.1cm" svg:y="11.9cm">
          <draw:text-box>
            <text:p><text:span text:style-name="T3">Frame rate network</text:span></text:p>
          </draw:text-box>
        </draw:frame>
        <draw:frame draw:style-name="gr22" draw:text-style-name="P14" draw:layer="layout" svg:width="1.23cm" svg:height="0.98cm" svg:x="10.701cm" svg:y="2.497cm">
          <draw:text-box>
            <text:p><text:span text:style-name="T6">p</text:span><text:span text:style-name="T7">t</text:span></text:p>
          </draw:text-box>
        </draw:frame>
        <draw:frame draw:style-name="gr23" draw:text-style-name="P15" draw:layer="layout" svg:width="2.479cm" svg:height="2.015cm" svg:x="8.4cm" svg:y="8.2cm">
          <draw:text-box>
            <text:p text:style-name="P3"><text:span text:style-name="T3">Sample</text:span><text:span text:style-name="T3"><text:line-break/></text:span><text:span text:style-name="T3">rate</text:span><text:span text:style-name="T3"><text:line-break/></text:span><text:span text:style-name="T3">network</text:span></text:p>
          </draw:text-box>
        </draw:frame>
        <draw:custom-shape draw:style-name="gr8" draw:text-style-name="P9" xml:id="id18" draw:id="id18" draw:layer="layout" svg:width="3.2cm" svg:height="1cm" svg:x="11.3cm" svg:y="6.3cm">
          <text:p text:style-name="P3">GRU<text:span text:style-name="T1">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2.9cm" svg:y1="5.5cm" svg:x2="12.9cm" svg:y2="6.3cm" draw:start-shape="id17" draw:start-glue-point="2" draw:end-shape="id18" draw:end-glue-point="0" svg:d="M12900 5500v800" svg:viewBox="0 0 1 801">
          <text:p/>
        </draw:connector>
        <draw:connector draw:style-name="gr4" draw:text-style-name="P5" draw:layer="layout" svg:x1="12.9cm" svg:y1="7.3cm" svg:x2="12.9cm" svg:y2="8.1cm" draw:start-shape="id18" draw:start-glue-point="2" draw:end-shape="id9" draw:end-glue-point="0" svg:d="M12900 7300v800" svg:viewBox="0 0 1 801">
          <text:p/>
        </draw:connector>
        <draw:frame draw:style-name="gr24" draw:text-style-name="P14" draw:layer="layout" svg:width="2.733cm" svg:height="0.98cm" svg:x="8.7cm" svg:y="0.6cm">
          <draw:text-box>
            <text:p><text:span text:style-name="T10">s</text:span><text:span text:style-name="T7">t-16 </text:span><text:span text:style-name="T10">... s</text:span><text:span text:style-name="T7">t-1</text:span></text:p>
          </draw:text-box>
        </draw:frame>
        <draw:custom-shape draw:style-name="gr25" draw:text-style-name="P12" xml:id="id13" draw:id="id13" draw:layer="layout" svg:width="2.8cm" svg:height="1.4cm" svg:x="3.1cm" svg:y="1.7cm">
          <text:p text:style-name="P3">compute<text:line-break/>LP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5.9cm" svg:y1="2.4cm" svg:x2="6.7cm" svg:y2="2.4cm" draw:start-shape="id13" draw:start-glue-point="1" draw:end-shape="id12" draw:end-glue-point="3" svg:d="M5900 2400h800" svg:viewBox="0 0 801 1">
          <text:p/>
        </draw:connector>
        <draw:frame draw:style-name="gr22" draw:text-style-name="P14" draw:layer="layout" svg:width="1.23cm" svg:height="0.98cm" svg:x="9.301cm" svg:y="3.497cm">
          <draw:text-box>
            <text:p><text:span text:style-name="T1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6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8:31:09.311410095</meta:creation-date>
    <dc:date>2019-03-01T12:40:08.172823478</dc:date>
    <meta:editing-duration>PT19H20M26S</meta:editing-duration>
    <meta:editing-cycles>45</meta:editing-cycles>
    <meta:generator>LibreOffice/5.4.7.2$Linux_X86_64 LibreOffice_project/40$Build-2</meta:generator>
    <meta:document-statistic meta:object-count="51"/>
  </office:meta>
</office:document-meta>
</file>